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1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31.734cm"/>
    </style:style>
    <style:style style:name="co7" style:family="table-column">
      <style:table-column-properties fo:break-before="auto" style:column-width="5.128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5.046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5.346cm"/>
    </style:style>
    <style:style style:name="co14" style:family="table-column">
      <style:table-column-properties fo:break-before="auto" style:column-width="3.711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1.042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902cm"/>
    </style:style>
    <style:style style:name="co19" style:family="table-column">
      <style:table-column-properties fo:break-before="auto" style:column-width="4.383cm"/>
    </style:style>
    <style:style style:name="co20" style:family="table-column">
      <style:table-column-properties fo:break-before="auto" style:column-width="4.329cm"/>
    </style:style>
    <style:style style:name="co21" style:family="table-column">
      <style:table-column-properties fo:break-before="auto" style:column-width="5.338cm"/>
    </style:style>
    <style:style style:name="co22" style:family="table-column">
      <style:table-column-properties fo:break-before="auto" style:column-width="4.302cm"/>
    </style:style>
    <style:style style:name="co23" style:family="table-column">
      <style:table-column-properties fo:break-before="auto" style:column-width="7.842cm"/>
    </style:style>
    <style:style style:name="co24" style:family="table-column">
      <style:table-column-properties fo:break-before="auto" style:column-width="6.235cm"/>
    </style:style>
    <style:style style:name="co25" style:family="table-column">
      <style:table-column-properties fo:break-before="auto" style:column-width="6.264cm"/>
    </style:style>
    <style:style style:name="co26" style:family="table-column">
      <style:table-column-properties fo:break-before="auto" style:column-width="6.78cm"/>
    </style:style>
    <style:style style:name="co27" style:family="table-column">
      <style:table-column-properties fo:break-before="auto" style:column-width="6.371cm"/>
    </style:style>
    <style:style style:name="co28" style:family="table-column">
      <style:table-column-properties fo:break-before="auto" style:column-width="4.819cm"/>
    </style:style>
    <style:style style:name="co29" style:family="table-column">
      <style:table-column-properties fo:break-before="auto" style:column-width="7.216cm"/>
    </style:style>
    <style:style style:name="co30" style:family="table-column">
      <style:table-column-properties fo:break-before="auto" style:column-width="6.345cm"/>
    </style:style>
    <style:style style:name="co31" style:family="table-column">
      <style:table-column-properties fo:break-before="auto" style:column-width="5.2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/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odos los cas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Default"/>
        <table:table-column table:style-name="co12" table:default-cell-style-name="Default"/>
        <table:table-column table:style-name="co13" table:default-cell-style-name="ce16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file_name</text:p>
          </table:table-cell>
          <table:table-cell table:style-name="ce3" office:value-type="string" calcext:value-type="string">
            <text:p>case_id</text:p>
          </table:table-cell>
          <table:table-cell table:style-name="ce3" office:value-type="string" calcext:value-type="string">
            <text:p>knowledge_city_level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survey_number_danger_points</text:p>
          </table:table-cell>
          <table:table-cell table:style-name="ce3" office:value-type="string" calcext:value-type="string">
            <text:p>survey_route_length</text:p>
          </table:table-cell>
          <table:table-cell table:style-name="ce3" office:value-type="string" calcext:value-type="string">
            <text:p>survey_route_weight</text:p>
          </table:table-cell>
          <table:table-cell table:style-name="ce3" office:value-type="string" calcext:value-type="string">
            <text:p>safest_number_danger_points</text:p>
          </table:table-cell>
          <table:table-cell table:style-name="ce3" office:value-type="string" calcext:value-type="string">
            <text:p>safest_route_length</text:p>
          </table:table-cell>
          <table:table-cell table:style-name="ce3" office:value-type="string" calcext:value-type="string">
            <text:p>safest_route_weight</text:p>
          </table:table-cell>
          <table:table-cell table:style-name="ce3" office:value-type="string" calcext:value-type="string">
            <text:p>shortest_number_danger_points</text:p>
          </table:table-cell>
          <table:table-cell table:style-name="ce3" office:value-type="string" calcext:value-type="string">
            <text:p>shortest_route_length</text:p>
          </table:table-cell>
          <table:table-cell table:style-name="ce3" office:value-type="string" calcext:value-type="string">
            <text:p>shortest_route_weight</text:p>
          </table:table-cell>
          <table:table-cell table:style-name="ce3" office:value-type="string" calcext:value-type="string">
            <text:p>distance_ends (m)</text:p>
          </table:table-cell>
          <table:table-cell table:style-name="ce3" office:value-type="string" calcext:value-type="string">
            <text:p>valid</text:p>
          </table:table-cell>
        </table:table-row>
        <table:table-row table:style-name="ro2">
          <table:table-cell office:value-type="string" calcext:value-type="string">
            <text:p>case-001_09-Dec-2020_12:40:53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3074.8399999999997</text:p>
          </table:table-cell>
          <table:table-cell office:value-type="string" calcext:value-type="string">
            <text:p>29134039.83199999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1-Jan-2021_23:08:35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8</text:p>
          </table:table-cell>
          <table:table-cell table:style-name="ce16" office:value-type="string" calcext:value-type="string">
            <text:p>2728.502</text:p>
          </table:table-cell>
          <table:table-cell office:value-type="string" calcext:value-type="string">
            <text:p>28119330.86399999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75.8822910527681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3:12:56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2596.1950000000006</text:p>
          </table:table-cell>
          <table:table-cell office:value-type="string" calcext:value-type="string">
            <text:p>34843974.77700002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45.1299617869139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7:36:16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696.417999999999</text:p>
          </table:table-cell>
          <table:table-cell office:value-type="string" calcext:value-type="string">
            <text:p>20477356.87099999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96.4894298323072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4:11:44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6</text:p>
          </table:table-cell>
          <table:table-cell table:style-name="ce16" office:value-type="string" calcext:value-type="string">
            <text:p>2614.237</text:p>
          </table:table-cell>
          <table:table-cell table:style-name="ce16" office:value-type="string" calcext:value-type="string">
            <text:p>22541314.07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17.3776294867634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0-Dec-2020_12:48:17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ebido a la hora he intentado minimizar el paso por cafeterías donde puede estar la gente desayunando</text:p>
          </table:table-cell>
          <table:table-cell office:value-type="string" calcext:value-type="string">
            <text:p>4</text:p>
          </table:table-cell>
          <table:table-cell table:style-name="ce16" office:value-type="string" calcext:value-type="string">
            <text:p>2810.931</text:p>
          </table:table-cell>
          <table:table-cell office:value-type="string" calcext:value-type="string">
            <text:p>3196.325999999999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2:44:09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 ido evitando colegios, ya que a esa hora es cuando hay más movimiento en esas zonas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93.3740000000003</text:p>
          </table:table-cell>
          <table:table-cell table:style-name="ce16" office:value-type="string" calcext:value-type="string">
            <text:p>10294199.92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2:18:30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2827.815999999999</text:p>
          </table:table-cell>
          <table:table-cell office:value-type="string" calcext:value-type="string">
            <text:p>3254183.693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1-Dec-2020_10:33:18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 chose this route because from my point of view is the safest way to reach the point, because in some way I avoid going through the city center that could be more people.</text:p>
          </table:table-cell>
          <table:table-cell office:value-type="string" calcext:value-type="string">
            <text:p>8</text:p>
          </table:table-cell>
          <table:table-cell table:style-name="ce16" office:value-type="string" calcext:value-type="string">
            <text:p>3500.104</text:p>
          </table:table-cell>
          <table:table-cell office:value-type="string" calcext:value-type="string">
            <text:p>7874840.23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6:22:26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n realidad porque no me dejaba mas movilidad, porque la calle Sol no la cogeria,intetaria meterme por caracola hasya la plaza de toros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58.1219999999994</text:p>
          </table:table-cell>
          <table:table-cell office:value-type="string" calcext:value-type="string">
            <text:p>13287418.951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24.519492278340348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case-001_18-Dec-2020_17:51:30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mino mas corto</text:p>
            <text:p>poco transito peatonal</text:p>
          </table:table-cell>
          <table:table-cell office:value-type="string" calcext:value-type="string">
            <text:p>18</text:p>
          </table:table-cell>
          <table:table-cell table:style-name="ce16" office:value-type="string" calcext:value-type="string">
            <text:p>2551.301</text:p>
          </table:table-cell>
          <table:table-cell table:style-name="ce16" office:value-type="string" calcext:value-type="string">
            <text:p>13287512.13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75.8822910527681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0-Dec-2020_19:00:00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8</text:p>
          </table:table-cell>
          <table:table-cell table:style-name="ce16" office:value-type="string" calcext:value-type="string">
            <text:p>2549.595</text:p>
          </table:table-cell>
          <table:table-cell office:value-type="string" calcext:value-type="string">
            <text:p>34843928.1770000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73.9755824127680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8-Dec-2020_14:18:40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2</text:p>
          </table:table-cell>
          <table:table-cell office:value-type="string" calcext:value-type="string">
            <text:p>2468.3690000000006</text:p>
          </table:table-cell>
          <table:table-cell table:style-name="ce16" office:value-type="string" calcext:value-type="string">
            <text:p>31009284.77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88.9793715380007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9:09:21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4</text:p>
          </table:table-cell>
          <table:table-cell table:style-name="ce16" office:value-type="string" calcext:value-type="string">
            <text:p>2646.144</text:p>
          </table:table-cell>
          <table:table-cell office:value-type="string" calcext:value-type="string">
            <text:p>25777606.95000000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31.31502397106295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2-Dec-2020_20:13:27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3087.9770000000017</text:p>
          </table:table-cell>
          <table:table-cell office:value-type="string" calcext:value-type="string">
            <text:p>18276558.84100000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3-Dec-2020_12:55:45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 special reason. It's the shortest path and does not intersects with any "hot point" from my point of view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675.7290000000003</text:p>
          </table:table-cell>
          <table:table-cell table:style-name="ce16" office:value-type="string" calcext:value-type="string">
            <text:p>22541375.56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45.6914716687284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1-Dec-2020_16:05:47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8</text:p>
          </table:table-cell>
          <table:table-cell table:style-name="ce16" office:value-type="string" calcext:value-type="string">
            <text:p>2519.888</text:p>
          </table:table-cell>
          <table:table-cell office:value-type="string" calcext:value-type="string">
            <text:p>13287480.717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45.6914716687284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1-Dec-2020_10:36:50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2883.0149999999985</text:p>
          </table:table-cell>
          <table:table-cell office:value-type="string" calcext:value-type="string">
            <text:p>5370469.960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1-Dec-2020_10:40:52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8</text:p>
          </table:table-cell>
          <table:table-cell table:style-name="ce16" office:value-type="string" calcext:value-type="string">
            <text:p>2523.544</text:p>
          </table:table-cell>
          <table:table-cell office:value-type="string" calcext:value-type="string">
            <text:p>13287484.373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45.1299617869139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0-Dec-2020_12:43:57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is is the route I know that avoids large streets the most.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009.9369999999994</text:p>
          </table:table-cell>
          <table:table-cell office:value-type="string" calcext:value-type="string">
            <text:p>51264311.1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74.2683814310254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4:52:16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2555.8900000000003</text:p>
          </table:table-cell>
          <table:table-cell office:value-type="string" calcext:value-type="string">
            <text:p>34843934.4720000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91.5531066728480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8-Dec-2020_21:23:53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3</text:p>
          </table:table-cell>
          <table:table-cell table:style-name="ce16" office:value-type="string" calcext:value-type="string">
            <text:p>2807.479</text:p>
          </table:table-cell>
          <table:table-cell office:value-type="string" calcext:value-type="string">
            <text:p>28161858.07399999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45.1299617869139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8-Dec-2020_14:38:35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3042.73</text:p>
          </table:table-cell>
          <table:table-cell office:value-type="string" calcext:value-type="string">
            <text:p>17130615.00199999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0-Dec-2020_18:58:47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38</text:p>
          </table:table-cell>
          <table:table-cell table:style-name="ce16" office:value-type="string" calcext:value-type="string">
            <text:p>2582.712</text:p>
          </table:table-cell>
          <table:table-cell office:value-type="string" calcext:value-type="string">
            <text:p>34843961.2940000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106.9132315818197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1-Dec-2020_09:29:22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765.5529999999994</text:p>
          </table:table-cell>
          <table:table-cell office:value-type="string" calcext:value-type="string">
            <text:p>18695142.452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2:15:10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8</text:p>
          </table:table-cell>
          <table:table-cell table:style-name="ce16" office:value-type="string" calcext:value-type="string">
            <text:p>2523.544</text:p>
          </table:table-cell>
          <table:table-cell office:value-type="string" calcext:value-type="string">
            <text:p>13287484.373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45.1299617869139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8:59:18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iempre camino por la ruta más corta, no cambiaría mi ruta de no haber pandemi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1-Dec-2020_18:15:45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 try to avoid schools and main streets such as Calatrava stre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725.1599999999994</text:p>
          </table:table-cell>
          <table:table-cell table:style-name="ce16" office:value-type="string" calcext:value-type="string">
            <text:p>8491663.90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2:16:35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2670.18</text:p>
          </table:table-cell>
          <table:table-cell table:style-name="ce16" office:value-type="string" calcext:value-type="string">
            <text:p>7874010.31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45.1299617869139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6:05:33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vita cruzar colegios 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785.418999999999</text:p>
          </table:table-cell>
          <table:table-cell office:value-type="string" calcext:value-type="string">
            <text:p>10053123.360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45.6914716687284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10-Dec-2020_19:01:53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205.6089999999986</text:p>
          </table:table-cell>
          <table:table-cell office:value-type="string" calcext:value-type="string">
            <text:p>6483.431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12.3891022780302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3-Dec-2020_12:58:19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n the outskirts of the city, I chose avenues because it is less dangerous and they are illuminated, there is traffic. Good weather. Then, I cross the city follwing the shortes path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28.7179999999985</text:p>
          </table:table-cell>
          <table:table-cell office:value-type="string" calcext:value-type="string">
            <text:p>6506.540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12.3891022780302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9-Dec-2020_12:17:00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172.4929999999986</text:p>
          </table:table-cell>
          <table:table-cell office:value-type="string" calcext:value-type="string">
            <text:p>6450.315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81.5638600473050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9-Dec-2020_14:52:53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</text:p>
          </table:table-cell>
          <table:table-cell table:style-name="ce16" office:value-type="string" calcext:value-type="string">
            <text:p>3275.313</text:p>
          </table:table-cell>
          <table:table-cell office:value-type="string" calcext:value-type="string">
            <text:p>9140.26999999999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104.1361269946819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10-Dec-2020_12:57:30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 evitado el torreón dado que un jueves por la noche estará lleno de g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450.857999999999</text:p>
          </table:table-cell>
          <table:table-cell office:value-type="string" calcext:value-type="string">
            <text:p>13814.559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10-Dec-2020_18:59:57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3865.211999999999</text:p>
          </table:table-cell>
          <table:table-cell table:style-name="ce16" office:value-type="string" calcext:value-type="string">
            <text:p>21207.82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9-Dec-2020_12:48:19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do que los parques cierran a las 22, no correríamos riesgo pasando por allí. Además necesitábamos una ruta rápida para evitar la mult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533.327999999999</text:p>
          </table:table-cell>
          <table:table-cell office:value-type="string" calcext:value-type="string">
            <text:p>12051.54099999999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123.1922592115425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18-Dec-2020_14:42:14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262.82499999999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1-Dec-2020_10:43:54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 aleja del hospital, va por zonas amplias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91.29</text:p>
          </table:table-cell>
          <table:table-cell office:value-type="string" calcext:value-type="string">
            <text:p>9256.246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9-Dec-2020_14:12:47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527.2690000000007</text:p>
          </table:table-cell>
          <table:table-cell office:value-type="string" calcext:value-type="string">
            <text:p>13890.970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11-Dec-2020_16:07:18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7</text:p>
          </table:table-cell>
          <table:table-cell table:style-name="ce16" office:value-type="string" calcext:value-type="string">
            <text:p>3662.671</text:p>
          </table:table-cell>
          <table:table-cell office:value-type="string" calcext:value-type="string">
            <text:p>18418.14700000000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9-Dec-2020_19:00:09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 ruta más corta, haya virus o n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05.6089999999986</text:p>
          </table:table-cell>
          <table:table-cell office:value-type="string" calcext:value-type="string">
            <text:p>6483.431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12.3891022780302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1-Dec-2020_09:30:28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293.0740000000014</text:p>
          </table:table-cell>
          <table:table-cell office:value-type="string" calcext:value-type="string">
            <text:p>13656.81899999999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9-Dec-2020_13:15:25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397.2130000000006</text:p>
          </table:table-cell>
          <table:table-cell office:value-type="string" calcext:value-type="string">
            <text:p>9262.169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39.69661808943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1-Dec-2020_10:39:25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</text:p>
          </table:table-cell>
          <table:table-cell table:style-name="ce16" office:value-type="string" calcext:value-type="string">
            <text:p>3413.303</text:p>
          </table:table-cell>
          <table:table-cell office:value-type="string" calcext:value-type="string">
            <text:p>9278.259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39.69661808943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10-Dec-2020_12:45:11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6</text:p>
          </table:table-cell>
          <table:table-cell table:style-name="ce16" office:value-type="string" calcext:value-type="string">
            <text:p>3802.955</text:p>
          </table:table-cell>
          <table:table-cell office:value-type="string" calcext:value-type="string">
            <text:p>20525.62599999999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81.5638600473050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2-Dec-2020_20:16:33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3337.8579999999997</text:p>
          </table:table-cell>
          <table:table-cell office:value-type="string" calcext:value-type="string">
            <text:p>13263.87999999999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9-Dec-2020_19:12:32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3821.6229999999996</text:p>
          </table:table-cell>
          <table:table-cell office:value-type="string" calcext:value-type="string">
            <text:p>18111.99700000000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39.69661808943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case-002_09-Dec-2020_16:07:09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 me conozco tanto la zona hospital pero es la ruta mas directa</text:p>
            <text:p/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396.004000000001</text:p>
          </table:table-cell>
          <table:table-cell office:value-type="string" calcext:value-type="string">
            <text:p>14873.65700000000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77.6259856646486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1-Dec-2020_18:23:30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 23:00 the University is closed and young people is not in INEM parking, they begin to arrive at 24:00 or later. I try to avoid the garden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25.8750000000005</text:p>
          </table:table-cell>
          <table:table-cell table:style-name="ce16" office:value-type="string" calcext:value-type="string">
            <text:p>9290.83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39.69661808943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9-Dec-2020_16:24:31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s mas segura <text:s/>y son amplias</text:p>
          </table:table-cell>
          <table:table-cell office:value-type="string" calcext:value-type="string">
            <text:p>4</text:p>
          </table:table-cell>
          <table:table-cell table:style-name="ce16" office:value-type="string" calcext:value-type="string">
            <text:p>3157.861</text:p>
          </table:table-cell>
          <table:table-cell office:value-type="string" calcext:value-type="string">
            <text:p>13521.60599999999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159.02659723248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18-Dec-2020_18:12:02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278.7909999999983</text:p>
          </table:table-cell>
          <table:table-cell office:value-type="string" calcext:value-type="string">
            <text:p>6556.613999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12.3891022780302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18-Dec-2020_21:25:27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143.0589999999984</text:p>
          </table:table-cell>
          <table:table-cell office:value-type="string" calcext:value-type="string">
            <text:p>6420.881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74.8703481147996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18-Dec-2020_18:13:00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 cort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19.7689999999998</text:p>
          </table:table-cell>
          <table:table-cell office:value-type="string" calcext:value-type="string">
            <text:p>31517.14900000000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102.7411207903001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10-Dec-2020_19:00:51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1869.6230000000005</text:p>
          </table:table-cell>
          <table:table-cell office:value-type="string" calcext:value-type="string">
            <text:p>100631.8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18-Dec-2020_14:43:44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2073.5119999999997</text:p>
          </table:table-cell>
          <table:table-cell office:value-type="string" calcext:value-type="string">
            <text:p>32172.15300000000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9-Dec-2020_19:13:57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503.5289999999998</text:p>
          </table:table-cell>
          <table:table-cell table:style-name="ce16" office:value-type="string" calcext:value-type="string">
            <text:p>34532.67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9-Dec-2020_16:08:09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s una ruta directa que te hace callejear por calles no tan concurrida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01.6779999999999</text:p>
          </table:table-cell>
          <table:table-cell office:value-type="string" calcext:value-type="string">
            <text:p>31499.05800000000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104.1695157244504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18-Dec-2020_21:26:06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576.3329999999999</text:p>
          </table:table-cell>
          <table:table-cell office:value-type="string" calcext:value-type="string">
            <text:p>34605.4790000000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130.4812858610703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1-Dec-2020_10:41:29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 think it is the fastest and safest route to reach the po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3.5289999999998</text:p>
          </table:table-cell>
          <table:table-cell table:style-name="ce16" office:value-type="string" calcext:value-type="string">
            <text:p>34532.67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1-Dec-2020_09:30:59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504.8249999999998</text:p>
          </table:table-cell>
          <table:table-cell office:value-type="string" calcext:value-type="string">
            <text:p>32142.72500000000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9-Dec-2020_16:25:39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 sabria ir de otra forma la verdad 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432.7430000000002</text:p>
          </table:table-cell>
          <table:table-cell office:value-type="string" calcext:value-type="string">
            <text:p>29142.5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155.2440332532195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2-Dec-2020_20:22:08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1798.0949999999998</text:p>
          </table:table-cell>
          <table:table-cell office:value-type="string" calcext:value-type="string">
            <text:p>53823.88199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10-Dec-2020_14:44:41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 intentado evitar la universidad y cafeterías cercanas que a esas horas pueden ser sitios concurrido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85.6349999999998</text:p>
          </table:table-cell>
          <table:table-cell table:style-name="ce16" office:value-type="string" calcext:value-type="string">
            <text:p>46531.33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3-Dec-2020_13:07:34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 tried to avoid "main" streets where it is more likely to bump into people.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67.4419999999998</text:p>
          </table:table-cell>
          <table:table-cell table:style-name="ce16" office:value-type="string" calcext:value-type="string">
            <text:p>34596.58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121.7056911691320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9-Dec-2020_12:17:24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619.7689999999998</text:p>
          </table:table-cell>
          <table:table-cell office:value-type="string" calcext:value-type="string">
            <text:p>31517.14900000000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102.7411207903001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1-Dec-2020_10:50:07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 iría por la ronda, zona amplia y menos transitada (dedicada a vehículos)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878.1970000000003</text:p>
          </table:table-cell>
          <table:table-cell office:value-type="string" calcext:value-type="string">
            <text:p>84875.3740000000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1-Dec-2020_10:41:09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1934.6250000000005</text:p>
          </table:table-cell>
          <table:table-cell office:value-type="string" calcext:value-type="string">
            <text:p>109661.0470000000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10-Dec-2020_19:03:19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0</text:p>
          </table:table-cell>
          <table:table-cell table:style-name="ce16" office:value-type="string" calcext:value-type="string">
            <text:p>1542.105</text:p>
          </table:table-cell>
          <table:table-cell table:style-name="ce16" office:value-type="string" calcext:value-type="string">
            <text:p>53077.07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141.8408210052096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9-Dec-2020_19:00:44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dropbox.com/t/YHAsNtjxzejM9kQ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19.7689999999998</text:p>
          </table:table-cell>
          <table:table-cell office:value-type="string" calcext:value-type="string">
            <text:p>31517.14900000000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102.7411207903001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9-Dec-2020_14:13:15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503.5289999999998</text:p>
          </table:table-cell>
          <table:table-cell table:style-name="ce16" office:value-type="string" calcext:value-type="string">
            <text:p>34532.67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11-Dec-2020_16:08:17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2303.165000000001</text:p>
          </table:table-cell>
          <table:table-cell office:value-type="string" calcext:value-type="string">
            <text:p>147316.9639999999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9-Dec-2020_17:36:34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601.6779999999999</text:p>
          </table:table-cell>
          <table:table-cell office:value-type="string" calcext:value-type="string">
            <text:p>31499.05800000000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104.1695157244504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09-Dec-2020_12:17:47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0</text:p>
          </table:table-cell>
          <table:table-cell table:style-name="ce16" office:value-type="string" calcext:value-type="string">
            <text:p>1982.837</text:p>
          </table:table-cell>
          <table:table-cell office:value-type="string" calcext:value-type="string">
            <text:p>7846533.47399999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105.90420184963017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18-Dec-2020_14:44:47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1871.3619999999996</text:p>
          </table:table-cell>
          <table:table-cell office:value-type="string" calcext:value-type="string">
            <text:p>6874418.60900000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18-Dec-2020_21:27:37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40</text:p>
          </table:table-cell>
          <table:table-cell office:value-type="string" calcext:value-type="string">
            <text:p>2740.0440000000012</text:p>
          </table:table-cell>
          <table:table-cell office:value-type="string" calcext:value-type="string">
            <text:p>16349137.00099999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105.90420184963017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11-Jan-2021_23:09:15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1867.0029999999997</text:p>
          </table:table-cell>
          <table:table-cell table:style-name="ce16" office:value-type="string" calcext:value-type="string">
            <text:p>6872590.17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01-Dec-2020_10:44:39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219.070000000001</text:p>
          </table:table-cell>
          <table:table-cell table:style-name="ce16" office:value-type="string" calcext:value-type="string">
            <text:p>7106968.97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09-Dec-2020_16:26:17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 me deja elegir otra 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808.2679999999991</text:p>
          </table:table-cell>
          <table:table-cell office:value-type="string" calcext:value-type="string">
            <text:p>6861006.94899999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10-Dec-2020_19:01:42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2418.1259999999997</text:p>
          </table:table-cell>
          <table:table-cell office:value-type="string" calcext:value-type="string">
            <text:p>11099195.2040000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10-Dec-2020_15:07:35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 intentado evitar bares, restaurantes y colegios, priorizando estos últimos ya que a las 15 se acaban las clas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462.7160000000003</text:p>
          </table:table-cell>
          <table:table-cell office:value-type="string" calcext:value-type="string">
            <text:p>17691504.96900000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11-Dec-2020_16:09:47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8</text:p>
          </table:table-cell>
          <table:table-cell office:value-type="string" calcext:value-type="string">
            <text:p>2083.1859999999992</text:p>
          </table:table-cell>
          <table:table-cell office:value-type="string" calcext:value-type="string">
            <text:p>6843569.38099999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10-Dec-2020_19:04:46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1883.9830000000002</text:p>
          </table:table-cell>
          <table:table-cell office:value-type="string" calcext:value-type="string">
            <text:p>6868488.16099999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09-Dec-2020_14:13:54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4</text:p>
          </table:table-cell>
          <table:table-cell table:style-name="ce16" office:value-type="string" calcext:value-type="string">
            <text:p>1911.686</text:p>
          </table:table-cell>
          <table:table-cell office:value-type="string" calcext:value-type="string">
            <text:p>6861193.427999997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09-Dec-2020_19:15:22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4</text:p>
          </table:table-cell>
          <table:table-cell table:style-name="ce16" office:value-type="string" calcext:value-type="string">
            <text:p>1911.686</text:p>
          </table:table-cell>
          <table:table-cell office:value-type="string" calcext:value-type="string">
            <text:p>6861193.427999997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09-Dec-2020_16:08:50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989.9719999999995</text:p>
          </table:table-cell>
          <table:table-cell office:value-type="string" calcext:value-type="string">
            <text:p>13286223.76699999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03-Dec-2020_13:08:12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1855.8529999999992</text:p>
          </table:table-cell>
          <table:table-cell office:value-type="string" calcext:value-type="string">
            <text:p>6861054.53399999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81.420667514151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01-Dec-2020_09:31:49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18-Dec-2020_21:28:27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49</text:p>
          </table:table-cell>
          <table:table-cell office:value-type="string" calcext:value-type="string">
            <text:p>3854.9049999999993</text:p>
          </table:table-cell>
          <table:table-cell office:value-type="string" calcext:value-type="string">
            <text:p>46196765.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74.8703481147996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01-Dec-2020_09:32:39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3952.627999999998</text:p>
          </table:table-cell>
          <table:table-cell table:style-name="ce16" office:value-type="string" calcext:value-type="string">
            <text:p>27833844.9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09-Dec-2020_14:14:42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3460.3119999999994</text:p>
          </table:table-cell>
          <table:table-cell office:value-type="string" calcext:value-type="string">
            <text:p>19992124.0010000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39.69661808943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18-Dec-2020_14:46:50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5338.436999999998</text:p>
          </table:table-cell>
          <table:table-cell office:value-type="string" calcext:value-type="string">
            <text:p>37196028.7060000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89.2767304173122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09-Dec-2020_16:09:27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172.4929999999986</text:p>
          </table:table-cell>
          <table:table-cell table:style-name="ce16" office:value-type="string" calcext:value-type="string">
            <text:p>5178509.97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81.5638600473050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09-Dec-2020_19:18:13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3434.0279999999993</text:p>
          </table:table-cell>
          <table:table-cell office:value-type="string" calcext:value-type="string">
            <text:p>16338309.5140000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09-Dec-2020_12:18:26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3397.3069999999993</text:p>
          </table:table-cell>
          <table:table-cell office:value-type="string" calcext:value-type="string">
            <text:p>29173434.9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10-Dec-2020_15:24:28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 intentado acercarme al centro y bares lo menos posible y centros escolares de primaria e infanti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384.0559999999996</text:p>
          </table:table-cell>
          <table:table-cell office:value-type="string" calcext:value-type="string">
            <text:p>15621913.42099999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10-Dec-2020_19:05:12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43.3099999999986</text:p>
          </table:table-cell>
          <table:table-cell table:style-name="ce16" office:value-type="string" calcext:value-type="string">
            <text:p>5178280.79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245.488576405248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case-005_11-Dec-2020_16:10:56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236.1679999999983</text:p>
          </table:table-cell>
          <table:table-cell table:style-name="ce16" office:value-type="string" calcext:value-type="string">
            <text:p>5550651.2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10-Dec-2020_19:02:03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23</text:p>
          </table:table-cell>
          <table:table-cell table:style-name="ce16" office:value-type="string" calcext:value-type="string">
            <text:p>3136.847</text:p>
          </table:table-cell>
          <table:table-cell office:value-type="string" calcext:value-type="string">
            <text:p>22668791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240.0981802941400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case-005_03-Dec-2020_13:08:47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205.6089999999986</text:p>
          </table:table-cell>
          <table:table-cell office:value-type="string" calcext:value-type="string">
            <text:p>5178543.09199999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12.3891022780302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09-Dec-2020_16:28:13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ngo por ahi la ruta porque si la pongo directamente me la cambia en un sitio por donde no iria </text:p>
          </table:table-cell>
          <table:table-cell office:value-type="string" calcext:value-type="string">
            <text:p>14</text:p>
          </table:table-cell>
          <table:table-cell table:style-name="ce16" office:value-type="string" calcext:value-type="string">
            <text:p>2972.828</text:p>
          </table:table-cell>
          <table:table-cell office:value-type="string" calcext:value-type="string">
            <text:p>10818062.313000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265.7311924368517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case-006_11-Dec-2020_16:12:37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3435.691000000001</text:p>
          </table:table-cell>
          <table:table-cell office:value-type="string" calcext:value-type="string">
            <text:p>20647507.66400000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09-Dec-2020_12:18:40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09-Dec-2020_16:28:46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3077.8330000000005</text:p>
          </table:table-cell>
          <table:table-cell table:style-name="ce16" office:value-type="string" calcext:value-type="string">
            <text:p>25924975.27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83.5660125306225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10-Dec-2020_19:05:35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3190.452000000001</text:p>
          </table:table-cell>
          <table:table-cell office:value-type="string" calcext:value-type="string">
            <text:p>20189957.66900000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302.5792056553138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case-006_09-Dec-2020_16:09:51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18-Dec-2020_14:49:04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4</text:p>
          </table:table-cell>
          <table:table-cell office:value-type="string" calcext:value-type="string">
            <text:p>3599.7320000000004</text:p>
          </table:table-cell>
          <table:table-cell office:value-type="string" calcext:value-type="string">
            <text:p>6794590.20400000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18-Dec-2020_21:29:32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03-Dec-2020_13:12:54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 avoided Ramon y Cajal because it is school entry time. The automatic routing algorithm got crazy and didn't let me to cross the park.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4567.415000000001</text:p>
          </table:table-cell>
          <table:table-cell table:style-name="ce16" office:value-type="string" calcext:value-type="string">
            <text:p>31504040.11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13-Dec-2020_12:09:11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 have chosen this option, because I consider it to be the best choice, because at that time people are working and apart from the cold, people are less encouraged to go out.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530.8219999999997</text:p>
          </table:table-cell>
          <table:table-cell table:style-name="ce16" office:value-type="string" calcext:value-type="string">
            <text:p>19757465.05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09-Dec-2020_19:19:37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3421.2910000000006</text:p>
          </table:table-cell>
          <table:table-cell office:value-type="string" calcext:value-type="string">
            <text:p>20473259.07200000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10-Dec-2020_19:02:57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32</text:p>
          </table:table-cell>
          <table:table-cell office:value-type="string" calcext:value-type="string">
            <text:p>3643.760999999999</text:p>
          </table:table-cell>
          <table:table-cell office:value-type="string" calcext:value-type="string">
            <text:p>14037106.094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09-Dec-2020_14:15:22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3421.561000000001</text:p>
          </table:table-cell>
          <table:table-cell office:value-type="string" calcext:value-type="string">
            <text:p>20647493.53400000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01-Dec-2020_09:33:05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3447.3190000000004</text:p>
          </table:table-cell>
          <table:table-cell office:value-type="string" calcext:value-type="string">
            <text:p>20624090.07300000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10-Dec-2020_15:41:35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 procurado evitar los colegios</text:p>
          </table:table-cell>
          <table:table-cell office:value-type="string" calcext:value-type="string">
            <text:p>34</text:p>
          </table:table-cell>
          <table:table-cell table:style-name="ce16" office:value-type="string" calcext:value-type="string">
            <text:p>4615.704</text:p>
          </table:table-cell>
          <table:table-cell office:value-type="string" calcext:value-type="string">
            <text:p>21611306.9890000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178.4377259641403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18-Dec-2020_21:29:57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1744.9639999999995</text:p>
          </table:table-cell>
          <table:table-cell table:style-name="ce16" office:value-type="string" calcext:value-type="string">
            <text:p>10237493.761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105.90420184963017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18-Dec-2020_14:50:25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208.1169999999997</text:p>
          </table:table-cell>
          <table:table-cell office:value-type="string" calcext:value-type="string">
            <text:p>10237956.914000003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09-Dec-2020_16:29:09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1808.2679999999991</text:p>
          </table:table-cell>
          <table:table-cell office:value-type="string" calcext:value-type="string">
            <text:p>10237557.065000001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09-Dec-2020_14:15:52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01-Dec-2020_09:33:25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1812.6280000000002</text:p>
          </table:table-cell>
          <table:table-cell office:value-type="string" calcext:value-type="string">
            <text:p>10237561.425000004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09-Dec-2020_16:10:21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2145.5319999999997</text:p>
          </table:table-cell>
          <table:table-cell office:value-type="string" calcext:value-type="string">
            <text:p>16378149.647000005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92.5095196937944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03-Dec-2020_13:13:28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1890.4399999999991</text:p>
          </table:table-cell>
          <table:table-cell office:value-type="string" calcext:value-type="string">
            <text:p>10237639.236999996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09-Dec-2020_19:20:36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1942.5899999999995</text:p>
          </table:table-cell>
          <table:table-cell office:value-type="string" calcext:value-type="string">
            <text:p>10237691.386999996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09-Dec-2020_12:19:03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297.418000000001</text:p>
          </table:table-cell>
          <table:table-cell office:value-type="string" calcext:value-type="string">
            <text:p>5497304.245000001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11-Dec-2020_16:13:48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2212.667999999999</text:p>
          </table:table-cell>
          <table:table-cell office:value-type="string" calcext:value-type="string">
            <text:p>13582399.979999999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10-Dec-2020_19:03:37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2561.3500000000004</text:p>
          </table:table-cell>
          <table:table-cell office:value-type="string" calcext:value-type="string">
            <text:p>11040723.398999995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10-Dec-2020_15:48:49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 domingo a las 15 la universidad suele ser poco transitada, por eso he cogido esta rut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507.8000000000015</text:p>
          </table:table-cell>
          <table:table-cell office:value-type="string" calcext:value-type="string">
            <text:p>3912847.450999999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10-Dec-2020_19:05:55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1658.8749999999995</text:p>
          </table:table-cell>
          <table:table-cell table:style-name="ce16" office:value-type="string" calcext:value-type="string">
            <text:p>10237407.672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157.1305148153928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09-Dec-2020_19:21:34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03.5289999999998</text:p>
          </table:table-cell>
          <table:table-cell office:value-type="string" calcext:value-type="string">
            <text:p>3805.379000000000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10-Dec-2020_15:50:19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 día festivo a las 10:15 no suele haber mucha gente por la calle como mucho en cafeterías y bares o por el centro, por lo que han sido puntos a evitar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1631.511</text:p>
          </table:table-cell>
          <table:table-cell office:value-type="string" calcext:value-type="string">
            <text:p>3933.36100000000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09-Dec-2020_14:16:18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03.5289999999998</text:p>
          </table:table-cell>
          <table:table-cell office:value-type="string" calcext:value-type="string">
            <text:p>3805.379000000000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11-Dec-2020_16:15:00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6</text:p>
          </table:table-cell>
          <table:table-cell table:style-name="ce16" office:value-type="string" calcext:value-type="string">
            <text:p>1971.314</text:p>
          </table:table-cell>
          <table:table-cell office:value-type="string" calcext:value-type="string">
            <text:p>13410.37799999999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102.7411207903001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10-Dec-2020_19:04:08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999.6370000000004</text:p>
          </table:table-cell>
          <table:table-cell office:value-type="string" calcext:value-type="string">
            <text:p>12070.03599999999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102.7411207903001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18-Dec-2020_15:17:24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e elegido esta ruta porque he intentado evitar pasar por los parques públicos y por los supermercados, además de que creo que son calles pocos transitadas</text:p>
          </table:table-cell>
          <table:table-cell office:value-type="string" calcext:value-type="string">
            <text:p>3</text:p>
          </table:table-cell>
          <table:table-cell table:style-name="ce16" office:value-type="string" calcext:value-type="string">
            <text:p>1911.626</text:p>
          </table:table-cell>
          <table:table-cell office:value-type="string" calcext:value-type="string">
            <text:p>6616.329999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09-Dec-2020_16:29:50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mo el otro caso del Cumbr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09-Dec-2020_12:19:15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1.6779999999999</text:p>
          </table:table-cell>
          <table:table-cell office:value-type="string" calcext:value-type="string">
            <text:p>3903.528000000000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104.1695157244504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18-Dec-2020_14:51:16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</text:p>
          </table:table-cell>
          <table:table-cell table:style-name="ce16" office:value-type="string" calcext:value-type="string">
            <text:p>1571.187</text:p>
          </table:table-cell>
          <table:table-cell office:value-type="string" calcext:value-type="string">
            <text:p>5743.700999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09-Dec-2020_16:11:09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ra evitar colegio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33.5540000000003</text:p>
          </table:table-cell>
          <table:table-cell office:value-type="string" calcext:value-type="string">
            <text:p>7030.946999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102.7411207903001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18-Dec-2020_18:13:44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 cort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01.6779999999999</text:p>
          </table:table-cell>
          <table:table-cell office:value-type="string" calcext:value-type="string">
            <text:p>3903.528000000000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104.1695157244504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01-Dec-2020_09:33:48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651.3899999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03-Dec-2020_13:13:50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1.6779999999999</text:p>
          </table:table-cell>
          <table:table-cell office:value-type="string" calcext:value-type="string">
            <text:p>3903.528000000000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104.1695157244504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09-Dec-2020_17:35:42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1.6779999999999</text:p>
          </table:table-cell>
          <table:table-cell office:value-type="string" calcext:value-type="string">
            <text:p>3903.528000000000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104.1695157244504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18-Dec-2020_21:30:20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19.7689999999998</text:p>
          </table:table-cell>
          <table:table-cell office:value-type="string" calcext:value-type="string">
            <text:p>3921.619000000000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102.7411207903001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10-Dec-2020_19:06:30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741.250000000000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104.1695157244504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10-Dec-2020_19:04:33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437.3020000000006</text:p>
          </table:table-cell>
          <table:table-cell office:value-type="string" calcext:value-type="string">
            <text:p>9632246.33100000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09-Dec-2020_12:19:37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530.9230000000002</text:p>
          </table:table-cell>
          <table:table-cell office:value-type="string" calcext:value-type="string">
            <text:p>9632339.95200000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11-Dec-2020_16:15:54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466.6240000000007</text:p>
          </table:table-cell>
          <table:table-cell office:value-type="string" calcext:value-type="string">
            <text:p>9632275.652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09-Dec-2020_14:17:28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613.928000000001</text:p>
          </table:table-cell>
          <table:table-cell office:value-type="string" calcext:value-type="string">
            <text:p>8202.88400000000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09-Dec-2020_16:30:24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077.8330000000005</text:p>
          </table:table-cell>
          <table:table-cell table:style-name="ce16" office:value-type="string" calcext:value-type="string">
            <text:p>7666.78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83.5660125306225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18-Dec-2020_21:30:36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18-Dec-2020_14:52:05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832.9359999999992</text:p>
          </table:table-cell>
          <table:table-cell office:value-type="string" calcext:value-type="string">
            <text:p>8421.89200000000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10-Dec-2020_19:06:57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03-Dec-2020_13:15:23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 tried to avoid "conflictive" neighbourhoods. It has nothin to do with the pandemic, but kind of related with saving my life :-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947.4540000000015</text:p>
          </table:table-cell>
          <table:table-cell office:value-type="string" calcext:value-type="string">
            <text:p>8536.40999999999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09-Dec-2020_14:47:34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6322.409999999999</text:p>
          </table:table-cell>
          <table:table-cell office:value-type="string" calcext:value-type="string">
            <text:p>15500.321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2738.44102611107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case-009_01-Dec-2020_09:34:26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646.6219999999985</text:p>
          </table:table-cell>
          <table:table-cell office:value-type="string" calcext:value-type="string">
            <text:p>9632455.65100000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09-Dec-2020_19:22:29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3421.2910000000006</text:p>
          </table:table-cell>
          <table:table-cell office:value-type="string" calcext:value-type="string">
            <text:p>9606731.17000000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10-Dec-2020_15:52:48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n agosto Ciudad Real suele estar casi vacía, aunque haya gente que vaya a trabajar las vacaciones afectan en gran medida el tránsito por lo que no hay casi riesgo, se puede ir por donde se plazc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355.326000000001</text:p>
          </table:table-cell>
          <table:table-cell table:style-name="ce16" office:value-type="string" calcext:value-type="string">
            <text:p>7944.28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09-Dec-2020_16:11:26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09-Dec-2020_16:11:46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</text:p>
          </table:table-cell>
          <table:table-cell table:style-name="ce16" office:value-type="string" calcext:value-type="string">
            <text:p>2523.544</text:p>
          </table:table-cell>
          <table:table-cell office:value-type="string" calcext:value-type="string">
            <text:p>8812239.876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45.1299617869139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09-Dec-2020_12:19:50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82.0299999999997</text:p>
          </table:table-cell>
          <table:table-cell table:style-name="ce16" office:value-type="string" calcext:value-type="string">
            <text:p>8812298.36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107.3668129338482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09-Dec-2020_16:31:35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0</text:p>
          </table:table-cell>
          <table:table-cell table:number-columns-repeated="2" table:style-name="ce16" office:value-type="string" calcext:value-type="string">
            <text:p>889.94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1359.699902581991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case-010_18-Dec-2020_21:31:01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86.2859999999996</text:p>
          </table:table-cell>
          <table:table-cell office:value-type="string" calcext:value-type="string">
            <text:p>8812302.618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110.7178481902459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11-Dec-2020_16:16:38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615.745000000001</text:p>
          </table:table-cell>
          <table:table-cell office:value-type="string" calcext:value-type="string">
            <text:p>5894389.34600000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18-Dec-2020_14:52:53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738.1760000000004</text:p>
          </table:table-cell>
          <table:table-cell table:style-name="ce16" office:value-type="string" calcext:value-type="string">
            <text:p>12875429.07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112.56048035125397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18-Dec-2020_18:15:08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 corto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6.5239999999994</text:p>
          </table:table-cell>
          <table:table-cell table:style-name="ce16" office:value-type="string" calcext:value-type="string">
            <text:p>5178004.00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45.6914716687284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09-Dec-2020_19:23:35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53.5489999999995</text:p>
          </table:table-cell>
          <table:table-cell office:value-type="string" calcext:value-type="string">
            <text:p>3637032.398999998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09-Dec-2020_14:17:58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38.3499999999995</text:p>
          </table:table-cell>
          <table:table-cell office:value-type="string" calcext:value-type="string">
            <text:p>3637317.199999998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17.3776294867634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01-Dec-2020_09:35:02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122.661000000003</text:p>
          </table:table-cell>
          <table:table-cell table:style-name="ce16" office:value-type="string" calcext:value-type="string">
            <text:p>5414732.26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43.362462360997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03-Dec-2020_13:15:48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</text:p>
          </table:table-cell>
          <table:table-cell table:style-name="ce16" office:value-type="string" calcext:value-type="string">
            <text:p>2545.276</text:p>
          </table:table-cell>
          <table:table-cell office:value-type="string" calcext:value-type="string">
            <text:p>8812261.60899999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61.52444553674321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10-Dec-2020_19:04:53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653.5429999999997</text:p>
          </table:table-cell>
          <table:table-cell office:value-type="string" calcext:value-type="string">
            <text:p>3593323.849999999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126.2830310752164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10-Dec-2020_15:53:52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 zona universitaria está prácticamente muerta los domingos por lo que es una ruta muy segura y direct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616.739000000001</text:p>
          </table:table-cell>
          <table:table-cell office:value-type="string" calcext:value-type="string">
            <text:p>5894390.34000000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75.8822910527681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10-Dec-2020_19:07:32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608.19</text:p>
          </table:table-cell>
          <table:table-cell office:value-type="string" calcext:value-type="string">
            <text:p>3593278.496999999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122.92505863115812</text:p>
          </table:table-cell>
          <table:table-cell office:value-type="string" calcext:value-type="string">
            <text:p>True</text:p>
          </table:table-cell>
        </table:table-row>
      </table:table>
      <table:table table:name="Resumen" table:style-name="ta1">
        <table:table-column table:style-name="co18" table:default-cell-style-name="ce7"/>
        <table:table-column table:style-name="co19" table:default-cell-style-name="ce2"/>
        <table:table-column table:style-name="co17" table:number-columns-repeated="7" table:default-cell-style-name="Default"/>
        <table:table-row table:style-name="ro2">
          <table:table-cell table:style-name="ce1" office:value-type="string" calcext:value-type="string">
            <text:p>Escenario</text:p>
          </table:table-cell>
          <table:table-cell table:style-name="ce1" office:value-type="string" calcext:value-type="string">
            <text:p>n.º de encuestas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ase-001</text:p>
          </table:table-cell>
          <table:table-cell table:formula="of:=COUNTIF([$'Todos los casos'.B$1:.B$1048576];[.A2])" office:value-type="float" office:value="30" calcext:value-type="float">
            <text:p>30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2" office:value-type="string" calcext:value-type="string">
            <text:p>case-002</text:p>
          </table:table-cell>
          <table:table-cell table:formula="of:=COUNTIF([$'Todos los casos'.B$1:.B$1048576];[.A3])" office:value-type="float" office:value="23" calcext:value-type="float">
            <text:p>23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2" office:value-type="string" calcext:value-type="string">
            <text:p>case-003</text:p>
          </table:table-cell>
          <table:table-cell table:formula="of:=COUNTIF([$'Todos los casos'.B$1:.B$1048576];[.A4])" office:value-type="float" office:value="20" calcext:value-type="float">
            <text:p>20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2" office:value-type="string" calcext:value-type="string">
            <text:p>case-004</text:p>
          </table:table-cell>
          <table:table-cell table:formula="of:=COUNTIF([$'Todos los casos'.B$1:.B$1048576];[.A5])" office:value-type="float" office:value="15" calcext:value-type="float">
            <text:p>15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2" office:value-type="string" calcext:value-type="string">
            <text:p>case-005</text:p>
          </table:table-cell>
          <table:table-cell table:formula="of:=COUNTIF([$'Todos los casos'.B$1:.B$1048576];[.A6])" office:value-type="float" office:value="13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2" office:value-type="string" calcext:value-type="string">
            <text:p>case-006</text:p>
          </table:table-cell>
          <table:table-cell table:formula="of:=COUNTIF([$'Todos los casos'.B$1:.B$1048576];[.A7])" office:value-type="float" office:value="14" calcext:value-type="float">
            <text:p>14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2" office:value-type="string" calcext:value-type="string">
            <text:p>case-007</text:p>
          </table:table-cell>
          <table:table-cell table:formula="of:=COUNTIF([$'Todos los casos'.B$1:.B$1048576];[.A8])" office:value-type="float" office:value="13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2" office:value-type="string" calcext:value-type="string">
            <text:p>case-008</text:p>
          </table:table-cell>
          <table:table-cell table:formula="of:=COUNTIF([$'Todos los casos'.B$1:.B$1048576];[.A9])" office:value-type="float" office:value="16" calcext:value-type="float">
            <text:p>16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2" office:value-type="string" calcext:value-type="string">
            <text:p>case-009</text:p>
          </table:table-cell>
          <table:table-cell table:formula="of:=COUNTIF([$'Todos los casos'.B$1:.B$1048576];[.A10])" office:value-type="float" office:value="14" calcext:value-type="float">
            <text:p>14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2" office:value-type="string" calcext:value-type="string">
            <text:p>case-010</text:p>
          </table:table-cell>
          <table:table-cell table:formula="of:=COUNTIF([$'Todos los casos'.B$1:.B$1048576];[.A11])" office:value-type="float" office:value="14" calcext:value-type="float">
            <text:p>14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5" table:formula="of:=SUM([.B2:.B11])" office:value-type="float" office:value="172" calcext:value-type="float">
            <text:p>172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6" office:value-type="string" calcext:value-type="string">
            <text:p>Rutas inválidas</text:p>
          </table:table-cell>
          <table:table-cell table:formula="of:=COUNTIF([$'Todos los casos'.L$1:.L$1048576];&quot;false&quot;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Male</text:p>
          </table:table-cell>
          <table:table-cell table:formula="of:=COUNTIF([$'Todos los casos'.E$1:$'Todos los casos'.E$1048576];&quot;male&quot;)" office:value-type="float" office:value="115" calcext:value-type="float">
            <text:p>115</text:p>
          </table:table-cell>
          <table:table-cell table:number-columns-repeated="3"/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other</text:p>
          </table:table-cell>
          <table:table-cell table:style-name="ce12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Female</text:p>
          </table:table-cell>
          <table:table-cell table:formula="of:=COUNTIF([$'Todos los casos'.E$1:$'Todos los casos'.E$1048576];&quot;female&quot;)" office:value-type="float" office:value="54" calcext:value-type="float">
            <text:p>54</text:p>
          </table:table-cell>
          <table:table-cell table:number-columns-repeated="2"/>
          <table:table-cell table:style-name="ce7" office:value-type="string" calcext:value-type="string">
            <text:p>0-14</text:p>
          </table:table-cell>
          <table:table-cell table:style-name="ce8" table:formula="of:=SUMPRODUCT([$'Todos los casos'.E$1:.E$1048576]=&quot;male&quot;;[$'Todos los casos'.D$1:.D$1048576]=&quot;0-14&quot;)" office:value-type="float" office:value="0" calcext:value-type="float">
            <text:p>0</text:p>
          </table:table-cell>
          <table:table-cell table:style-name="ce8" table:formula="of:=SUMPRODUCT([$'Todos los casos'.E$1:.E$1048576]=&quot;female&quot;;[$'Todos los casos'.D$1:.D$1048576]=&quot;0-14&quot;)" office:value-type="float" office:value="0" calcext:value-type="float">
            <text:p>0</text:p>
          </table:table-cell>
          <table:table-cell table:style-name="ce8" table:formula="of:=SUMPRODUCT([$'Todos los casos'.E$1:.E$1048576]=&quot;other&quot;;[$'Todos los casos'.D$1:.D$1048576]=&quot;0-14&quot;)" office:value-type="float" office:value="0" calcext:value-type="float">
            <text:p>0</text:p>
          </table:table-cell>
          <table:table-cell table:style-name="ce13" table:formula="of:=SUM([.F18:.H1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table:formula="of:=COUNTIF([$'Todos los casos'.E$1:$'Todos los casos'.E$1048576];&quot;other&quot;)"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15-24</text:p>
          </table:table-cell>
          <table:table-cell table:style-name="ce9" table:formula="of:=SUMPRODUCT([$'Todos los casos'.E$1:.E$1048576]=&quot;male&quot;;[$'Todos los casos'.D$1:.D$1048576]=&quot;15-24&quot;)" office:value-type="float" office:value="90" calcext:value-type="float">
            <text:p>90</text:p>
          </table:table-cell>
          <table:table-cell table:style-name="ce9" table:formula="of:=SUMPRODUCT([$'Todos los casos'.E$1:.E$1048576]=&quot;female&quot;;[$'Todos los casos'.D$1:.D$1048576]=&quot;15-24&quot;)" office:value-type="float" office:value="22" calcext:value-type="float">
            <text:p>22</text:p>
          </table:table-cell>
          <table:table-cell table:style-name="ce8" table:formula="of:=SUMPRODUCT([$'Todos los casos'.E$1:.E$1048576]=&quot;other&quot;;[$'Todos los casos'.D$1:.D$1048576]=&quot;15-24&quot;)" office:value-type="float" office:value="0" calcext:value-type="float">
            <text:p>0</text:p>
          </table:table-cell>
          <table:table-cell table:style-name="ce13" table:formula="of:=SUM([.F19:.H19])" office:value-type="float" office:value="112" calcext:value-type="float">
            <text:p>112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25-64</text:p>
          </table:table-cell>
          <table:table-cell table:style-name="ce9" table:formula="of:=SUMPRODUCT([$'Todos los casos'.E$1:.E$1048576]=&quot;male&quot;;[$'Todos los casos'.D$1:.D$1048576]=&quot;25-64&quot;)" office:value-type="float" office:value="25" calcext:value-type="float">
            <text:p>25</text:p>
          </table:table-cell>
          <table:table-cell table:style-name="ce9" table:formula="of:=SUMPRODUCT([$'Todos los casos'.E$1:.E$1048576]=&quot;female&quot;;[$'Todos los casos'.D$1:.D$1048576]=&quot;25-64&quot;)" office:value-type="float" office:value="32" calcext:value-type="float">
            <text:p>32</text:p>
          </table:table-cell>
          <table:table-cell table:style-name="ce9" table:formula="of:=SUMPRODUCT([$'Todos los casos'.E$1:.E$1048576]=&quot;other&quot;;[$'Todos los casos'.D$1:.D$1048576]=&quot;25-64&quot;)" office:value-type="float" office:value="3" calcext:value-type="float">
            <text:p>3</text:p>
          </table:table-cell>
          <table:table-cell table:style-name="ce13" table:formula="of:=SUM([.F20:.H20])" office:value-type="float" office:value="60" calcext:value-type="float">
            <text:p>60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65 or above</text:p>
          </table:table-cell>
          <table:table-cell table:style-name="ce8" table:formula="of:=SUMPRODUCT([$'Todos los casos'.E$1:.E$1048576]=&quot;male&quot;;[$'Todos los casos'.D$1:.D$1048576]=&quot;65&quot;)" office:value-type="float" office:value="0" calcext:value-type="float">
            <text:p>0</text:p>
          </table:table-cell>
          <table:table-cell table:style-name="ce8" table:formula="of:=SUMPRODUCT([$'Todos los casos'.E$1:.E$1048576]=&quot;female&quot;;[$'Todos los casos'.D$1:.D$1048576]=&quot;65&quot;)" office:value-type="float" office:value="0" calcext:value-type="float">
            <text:p>0</text:p>
          </table:table-cell>
          <table:table-cell table:style-name="ce8" table:formula="of:=SUMPRODUCT([$'Todos los casos'.E$1:.E$1048576]=&quot;other&quot;;[$'Todos los casos'.D$1:.D$1048576]=&quot;65&quot;)" office:value-type="float" office:value="0" calcext:value-type="float">
            <text:p>0</text:p>
          </table:table-cell>
          <table:table-cell table:style-name="ce13" table:formula="of:=SUM([.F21:.H2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4</text:p>
          </table:table-cell>
          <table:table-cell table:formula="of:=COUNTIF([$'Todos los casos'.D$1:$'Todos los casos'.D$1048576];&quot;0-14&quot;)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Total</text:p>
          </table:table-cell>
          <table:table-cell table:style-name="ce10" table:formula="of:=SUM([.F18:.F21])" office:value-type="float" office:value="115" calcext:value-type="float">
            <text:p>115</text:p>
          </table:table-cell>
          <table:table-cell table:style-name="ce11" table:formula="of:=SUM([.G18:.G21])" office:value-type="float" office:value="54" calcext:value-type="float">
            <text:p>54</text:p>
          </table:table-cell>
          <table:table-cell table:style-name="ce11" table:formula="of:=SUM([.H18:.H21])" office:value-type="float" office:value="3" calcext:value-type="float">
            <text:p>3</text:p>
          </table:table-cell>
          <table:table-cell table:style-name="ce13" table:formula="of:=SUM([.F22:.H22])" office:value-type="float" office:value="172" calcext:value-type="float">
            <text:p>172</text:p>
          </table:table-cell>
        </table:table-row>
        <table:table-row table:style-name="ro2">
          <table:table-cell office:value-type="string" calcext:value-type="string">
            <text:p>15-24</text:p>
          </table:table-cell>
          <table:table-cell table:formula="of:=COUNTIF([$'Todos los casos'.D$1:$'Todos los casos'.D$1048576];&quot;15-24&quot;)" office:value-type="float" office:value="112" calcext:value-type="float">
            <text:p>1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-64</text:p>
          </table:table-cell>
          <table:table-cell table:formula="of:=COUNTIF([$'Todos los casos'.D$1:$'Todos los casos'.D$1048576];&quot;25-64&quot;)" office:value-type="float" office:value="60" calcext:value-type="float">
            <text:p>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 or above</text:p>
          </table:table-cell>
          <table:table-cell table:formula="of:=COUNTIF([$'Todos los casos'.D$1:$'Todos los casos'.D$1048576];&quot;65&quot;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I don't know the city</text:p>
          </table:table-cell>
          <table:table-cell table:formula="of:=COUNTIF([$'Todos los casos'.C$1:$'Todos los casos'.C$1048576];&quot;zero&quot;)"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 know the city very little</text:p>
          </table:table-cell>
          <table:table-cell table:formula="of:=COUNTIF([$'Todos los casos'.C$1:$'Todos los casos'.C$1048576];&quot;low&quot;)" office:value-type="float" office:value="43" calcext:value-type="float">
            <text:p>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 know the city</text:p>
          </table:table-cell>
          <table:table-cell table:formula="of:=COUNTIF([$'Todos los casos'.C$1:$'Todos los casos'.C$1048576];&quot;medium&quot;)" office:value-type="float" office:value="79" calcext:value-type="float">
            <text:p>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 know the city perfectly</text:p>
          </table:table-cell>
          <table:table-cell table:formula="of:=COUNTIF([$'Todos los casos'.C$1:$'Todos los casos'.C$1048576];&quot;high&quot;)" office:value-type="float" office:value="38" calcext:value-type="float">
            <text:p>38</text:p>
          </table:table-cell>
          <table:table-cell table:number-columns-repeated="7"/>
        </table:table-row>
      </table:table>
      <table:table table:name="Google routes" table:style-name="ta1"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7" table:number-columns-repeated="2" table:default-cell-style-name="Default"/>
        <table:table-column table:style-name="co22" table:default-cell-style-name="Default"/>
        <table:table-column table:style-name="co23" table:default-cell-style-name="ce16"/>
        <table:table-column table:style-name="co24" table:default-cell-style-name="Default"/>
        <table:table-column table:style-name="co25" table:default-cell-style-name="Default"/>
        <table:table-column table:style-name="co26" table:default-cell-style-name="ce16"/>
        <table:table-column table:style-name="co27" table:default-cell-style-name="Default"/>
        <table:table-column table:style-name="co28" table:default-cell-style-name="Default"/>
        <table:table-column table:style-name="co29" table:default-cell-style-name="ce16"/>
        <table:table-column table:style-name="co30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file_name</text:p>
          </table:table-cell>
          <table:table-cell table:style-name="ce3" office:value-type="string" calcext:value-type="string">
            <text:p>case_id</text:p>
          </table:table-cell>
          <table:table-cell table:style-name="ce3" office:value-type="string" calcext:value-type="string">
            <text:p>knowledge_city_level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survey_number_danger_points</text:p>
          </table:table-cell>
          <table:table-cell table:style-name="ce3" office:value-type="string" calcext:value-type="string">
            <text:p>survey_route_length</text:p>
          </table:table-cell>
          <table:table-cell table:style-name="ce3" office:value-type="string" calcext:value-type="string">
            <text:p>survey_route_weight</text:p>
          </table:table-cell>
          <table:table-cell table:style-name="ce3" office:value-type="string" calcext:value-type="string">
            <text:p>safest_number_danger_points</text:p>
          </table:table-cell>
          <table:table-cell table:style-name="ce3" office:value-type="string" calcext:value-type="string">
            <text:p>safest_route_length</text:p>
          </table:table-cell>
          <table:table-cell table:style-name="ce3" office:value-type="string" calcext:value-type="string">
            <text:p>safest_route_weight</text:p>
          </table:table-cell>
          <table:table-cell table:style-name="ce3" office:value-type="string" calcext:value-type="string">
            <text:p>shortest_number_danger_points</text:p>
          </table:table-cell>
          <table:table-cell table:style-name="ce3" office:value-type="string" calcext:value-type="string">
            <text:p>shortest_route_length</text:p>
          </table:table-cell>
          <table:table-cell table:style-name="ce3" office:value-type="string" calcext:value-type="string">
            <text:p>shortest_route_weight</text:p>
          </table:table-cell>
          <table:table-cell table:style-name="ce3" office:value-type="string" calcext:value-type="string">
            <text:p>distance_ends (m)</text:p>
          </table:table-cell>
          <table:table-cell table:style-name="ce3" office:value-type="string" calcext:value-type="string">
            <text:p>valid</text:p>
          </table:table-cell>
        </table:table-row>
        <table:table-row table:style-name="ro2">
          <table:table-cell office:value-type="string" calcext:value-type="string">
            <text:p>case-001_google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18</text:p>
          </table:table-cell>
          <table:table-cell office:value-type="string" calcext:value-type="string">
            <text:p>2534.4879999999994</text:p>
          </table:table-cell>
          <table:table-cell office:value-type="string" calcext:value-type="string">
            <text:p>14899371.58700000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google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279.9889999999996</text:p>
          </table:table-cell>
          <table:table-cell office:value-type="string" calcext:value-type="string">
            <text:p>12903.539999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123.1922592115425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google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503.5289999999998</text:p>
          </table:table-cell>
          <table:table-cell table:style-name="ce16" office:value-type="string" calcext:value-type="string">
            <text:p>34532.67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google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2134.1920000000005</text:p>
          </table:table-cell>
          <table:table-cell office:value-type="string" calcext:value-type="string">
            <text:p>428794.914999999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google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31</text:p>
          </table:table-cell>
          <table:table-cell office:value-type="string" calcext:value-type="string">
            <text:p>3279.9889999999996</text:p>
          </table:table-cell>
          <table:table-cell table:style-name="ce16" office:value-type="string" calcext:value-type="string">
            <text:p>27210483.0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123.1922592115425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google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3175.3120000000004</text:p>
          </table:table-cell>
          <table:table-cell office:value-type="string" calcext:value-type="string">
            <text:p>28903373.47200000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google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134.1920000000005</text:p>
          </table:table-cell>
          <table:table-cell table:style-name="ce16" office:value-type="string" calcext:value-type="string">
            <text:p>4662268.849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google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03.5289999999998</text:p>
          </table:table-cell>
          <table:table-cell office:value-type="string" calcext:value-type="string">
            <text:p>3805.379000000000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google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175.3120000000004</text:p>
          </table:table-cell>
          <table:table-cell table:style-name="ce16" office:value-type="string" calcext:value-type="string">
            <text:p>7764.26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google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34.4879999999994</text:p>
          </table:table-cell>
          <table:table-cell office:value-type="string" calcext:value-type="string">
            <text:p>8812250.82099999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1:25:14.7891096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15T11:56:04.675470583</dc:date>
    <meta:editing-duration>PT1H11M22S</meta:editing-duration>
    <meta:editing-cycles>8</meta:editing-cycles>
    <meta:document-statistic meta:table-count="3" meta:cell-count="3066" meta:object-count="0"/>
  </office:meta>
</office:document-meta>
</file>